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Times-Roman" svg:font-family="Times-Roman, 'Times New Roman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Cuerpo_20_de_20_texto">
      <style:paragraph-properties fo:text-align="end" style:justify-single-word="false" fo:background-color="#ffffff">
        <style:background-image/>
      </style:paragraph-properties>
      <style:text-properties fo:language="es" fo:country="ES" style:font-size-complex="12pt"/>
    </style:style>
    <style:style style:name="P2" style:family="paragraph" style:parent-style-name="Predeterminado">
      <style:paragraph-properties fo:background-color="#ffffff">
        <style:background-image/>
      </style:paragraph-properties>
    </style:style>
    <style:style style:name="P3" style:family="paragraph" style:parent-style-name="Predeterminado">
      <style:paragraph-properties fo:text-align="end" style:justify-single-word="false"/>
    </style:style>
    <style:style style:name="P4" style:family="paragraph" style:parent-style-name="Predeterminado">
      <style:text-properties fo:font-size="16pt" fo:language="es" fo:country="ES" fo:font-weight="bold" style:font-size-asian="16pt" style:font-weight-asian="bold" style:font-size-complex="12pt"/>
    </style:style>
    <style:style style:name="P5" style:family="paragraph" style:parent-style-name="Predeterminado">
      <style:paragraph-properties fo:text-align="end" style:justify-single-word="false"/>
      <style:text-properties fo:font-size="16pt" fo:language="es" fo:country="ES" fo:font-weight="bold" style:font-size-asian="16pt" style:font-weight-asian="bold" style:font-size-complex="12pt"/>
    </style:style>
    <style:style style:name="P6" style:family="paragraph" style:parent-style-name="Predeterminado">
      <style:text-properties style:font-size-complex="12pt"/>
    </style:style>
    <style:style style:name="P7" style:family="paragraph" style:parent-style-name="Predeterminado">
      <style:text-properties fo:language="es" fo:country="ES" style:font-size-complex="12pt"/>
    </style:style>
    <style:style style:name="P8" style:family="paragraph" style:parent-style-name="Predeterminado">
      <style:paragraph-properties fo:text-align="end" style:justify-single-word="false"/>
      <style:text-properties fo:language="es" fo:country="ES" style:font-size-complex="12pt"/>
    </style:style>
    <style:style style:name="P9" style:family="paragraph" style:parent-style-name="Predeterminado">
      <style:text-properties fo:language="es" fo:country="ES" fo:background-color="#ffffff" style:font-size-complex="12pt"/>
    </style:style>
    <style:style style:name="P10" style:family="paragraph" style:parent-style-name="Predeterminado">
      <style:text-properties fo:language="en" fo:country="US" style:font-size-complex="12pt"/>
    </style:style>
    <style:style style:name="P11" style:family="paragraph" style:parent-style-name="Predeterminado">
      <style:text-properties style:font-name="Times-Roman" fo:language="es" fo:country="ES" style:font-size-complex="12pt"/>
    </style:style>
    <style:style style:name="P12" style:family="paragraph" style:parent-style-name="Predeterminado">
      <style:paragraph-properties fo:margin-left="1.5in" fo:margin-right="0in" fo:text-align="justify" style:justify-single-word="false" fo:text-indent="0in" style:auto-text-indent="false"/>
      <style:text-properties fo:language="es" fo:country="ES" style:font-size-complex="12pt"/>
    </style:style>
    <style:style style:name="P13" style:family="paragraph" style:parent-style-name="Predeterminado">
      <style:paragraph-properties fo:margin-left="1in" fo:margin-right="0in" fo:text-align="justify" style:justify-single-word="false" fo:text-indent="0in" style:auto-text-indent="false"/>
    </style:style>
    <style:style style:name="P14" style:family="paragraph" style:parent-style-name="Predeterminado">
      <style:paragraph-properties fo:margin-left="1in" fo:margin-right="0in" fo:text-align="justify" style:justify-single-word="false" fo:text-indent="0in" style:auto-text-indent="false"/>
      <style:text-properties fo:language="es" fo:country="ES" style:font-size-complex="12pt"/>
    </style:style>
    <style:style style:name="P15" style:family="paragraph" style:parent-style-name="Predeterminado">
      <style:paragraph-properties fo:margin-left="0in" fo:margin-right="0in" fo:text-align="justify" style:justify-single-word="false" fo:text-indent="0in" style:auto-text-indent="false"/>
      <style:text-properties fo:font-size="9pt" fo:language="es" fo:country="ES" fo:font-style="italic" style:font-size-asian="9pt" style:font-style-asian="italic" style:font-size-complex="12pt"/>
    </style:style>
    <style:style style:name="P16" style:family="paragraph" style:parent-style-name="Predeterminado" style:master-page-name="Standard">
      <style:paragraph-properties fo:text-align="end" style:justify-single-word="false" style:page-number="auto"/>
    </style:style>
    <style:style style:name="P17" style:family="paragraph" style:parent-style-name="Predeterminado" style:list-style-name="L1">
      <style:text-properties fo:language="es" fo:country="ES" fo:background-color="#ffffff" style:font-size-complex="12pt"/>
    </style:style>
    <style:style style:name="P18" style:family="paragraph" style:parent-style-name="Predeterminado" style:list-style-name="L3">
      <style:text-properties fo:language="es" fo:country="ES" fo:background-color="#ffffff" style:font-size-complex="12pt"/>
    </style:style>
    <style:style style:name="P19" style:family="paragraph" style:parent-style-name="Predeterminado" style:list-style-name="L4">
      <style:text-properties fo:language="es" fo:country="ES" fo:background-color="#ffffff" style:font-size-complex="12pt"/>
    </style:style>
    <style:style style:name="P20" style:family="paragraph" style:parent-style-name="Predeterminado" style:list-style-name="L3">
      <style:text-properties fo:language="es" fo:country="ES" style:font-size-complex="12pt"/>
    </style:style>
    <style:style style:name="P21" style:family="paragraph" style:parent-style-name="Predeterminado" style:list-style-name="L2"/>
    <style:style style:name="P22" style:family="paragraph" style:parent-style-name="Predeterminado" style:list-style-name="L5">
      <style:paragraph-properties fo:background-color="#ffffff">
        <style:background-image/>
      </style:paragraph-properties>
      <style:text-properties fo:language="es" fo:country="ES" fo:background-color="#ffffff" style:font-size-complex="12pt"/>
    </style:style>
    <style:style style:name="P23" style:family="paragraph" style:parent-style-name="Predeterminado" style:list-style-name="L5">
      <style:paragraph-properties fo:background-color="#ffffff">
        <style:background-image/>
      </style:paragraph-properties>
    </style:style>
    <style:style style:name="T1" style:family="text">
      <style:text-properties fo:language="es" fo:country="ES" style:font-size-complex="12pt"/>
    </style:style>
    <style:style style:name="T2" style:family="text">
      <style:text-properties fo:language="es" fo:country="ES" fo:background-color="#ffffff" style:font-size-complex="12pt"/>
    </style:style>
    <style:style style:name="T3" style:family="text">
      <style:text-properties fo:language="es" fo:country="ES" fo:font-weight="bold" style:font-weight-asian="bold" style:font-size-complex="12pt"/>
    </style:style>
    <style:style style:name="T4" style:family="text">
      <style:text-properties fo:font-size="14pt" fo:language="es" fo:country="ES" style:font-size-asian="14pt" style:font-size-complex="12pt" style:font-weight-complex="normal"/>
    </style:style>
    <style:style style:name="T5" style:family="text">
      <style:text-properties fo:font-size="11pt" fo:language="es" fo:country="ES" style:font-size-asian="11pt" style:font-size-complex="12pt"/>
    </style:style>
    <style:style style:name="T6" style:family="text">
      <style:text-properties fo:font-size="11pt" fo:language="es" fo:country="ES" style:font-size-asian="11pt" style:font-size-complex="12pt" style:font-weight-complex="normal"/>
    </style:style>
    <style:style style:name="T7" style:family="text">
      <style:text-properties fo:font-size="11pt" fo:language="es" fo:country="ES" fo:font-weight="bold" style:font-size-asian="11pt" style:font-weight-asian="bold" style:font-size-complex="12pt"/>
    </style:style>
    <style:style style:name="T8" style:family="text">
      <style:text-properties fo:font-size="11pt" fo:language="es" fo:country="ES" fo:font-weight="bold" style:font-size-asian="11pt" style:font-weight-asian="bold" style:font-size-complex="12pt" style:font-weight-complex="bold"/>
    </style:style>
    <style:style style:name="T9" style:family="text">
      <style:text-properties fo:font-size="11pt" fo:language="es" fo:country="ES" fo:font-weight="normal" style:font-size-asian="11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5">MANUEL FERNÁNDEZ</text:p>
      <text:p text:style-name="P3"><text:span text:style-name="T1">Email: papayalabs@gmail.com</text:span></text:p>
      <text:p text:style-name="P8">Celular: +52 (55) 1 83473988</text:p>
      <text:p text:style-name="P8"/>
      <text:p text:style-name="P8"><text:s/></text:p>
      <text:p text:style-name="P11">____________________________________________________________________________________________________________</text:p>
      <text:p text:style-name="P7"/>
      <text:p text:style-name="Predeterminado"><text:span text:style-name="Muy_20_destacado"><text:span text:style-name="T4">PAPAYA LABS </text:span></text:span></text:p>
      <text:p text:style-name="Predeterminado"><text:span text:style-name="T5">2008– Presente<text:tab/> <text:s text:c="11"/></text:span><text:span text:style-name="T8">Freelance Remoto</text:span><text:span text:style-name="Muy_20_destacado"><text:span text:style-name="T6">/Desarrollador Web Full-Stack</text:span></text:span><text:span text:style-name="T7"><text:tab/> <text:s text:c="37"/>Remoto, Global</text:span></text:p>
      <text:p text:style-name="P9"/>
      <text:list xml:id="list8246334991639517966" text:style-name="L1">
        <text:list-item>
          <text:p text:style-name="P17">Desarrollo de Proyectos con Ruby on Rails, jQuery, React.js, PostgreSQL, MySQL y HTML5/CSS3.</text:p>
        </text:list-item>
        <text:list-item>
          <text:p text:style-name="P17">Portafolio http://papayalabs.github.io</text:p>
        </text:list-item>
      </text:list>
      <text:p text:style-name="P10"/>
      <text:p text:style-name="Predeterminado"><text:span text:style-name="Muy_20_destacado"><text:span text:style-name="T4">THALES INFORMATION SYSTEMS, S.A</text:span></text:span></text:p>
      <text:p text:style-name="Predeterminado"><text:span text:style-name="T5">2007 – 2008 <text:s/><text:tab/><text:tab/></text:span><text:span text:style-name="Muy_20_destacado"><text:span text:style-name="T6">Programador Senior en J2EE <text:s text:c="2"/></text:span></text:span><text:span text:style-name="T7"><text:tab/><text:tab/><text:tab/> <text:s text:c="32"/>Barcelona, España</text:span></text:p>
      <text:p text:style-name="P7"/>
      <text:list xml:id="list8266585083332560712" text:style-name="L2">
        <text:list-item>
          <text:p text:style-name="P21"><text:bookmark-start text:name="result_box1"/><text:span text:style-name="T2">Desarrollo de los módulos de pago de un ERP para Toyota Francia desarrollado por Thales. Mantenimiento, Corrección de Bugs</text:span><text:bookmark-end text:name="result_box1"/><text:span text:style-name="T2">.</text:span></text:p>
        </text:list-item>
        <text:list-item>
          <text:p text:style-name="P21"><text:span text:style-name="T2">Tecnologías usadas:</text:span><text:bookmark text:name="result_box2"/><text:span text:style-name="T1"> Java, J2EE, Struts, iBatis, Hibernate, MySQL, JasperReports</text:span></text:p>
        </text:list-item>
      </text:list>
      <text:p text:style-name="P7"/>
      <text:p text:style-name="Predeterminado"><text:span text:style-name="Muy_20_destacado"><text:span text:style-name="T4">UNIDATA SOLUCIONES INFORMATICA, S.L</text:span></text:span></text:p>
      <text:p text:style-name="Predeterminado"><text:span text:style-name="Muy_20_destacado"><text:span text:style-name="T9">2003 – 2004</text:span></text:span><text:span text:style-name="Muy_20_destacado"><text:span text:style-name="T6"> <text:s text:c="4"/><text:tab/><text:tab/>Programador Senior en J2EE<text:tab/><text:tab/><text:tab/><text:tab/> <text:s text:c="41"/>Vigo, España</text:span></text:span></text:p>
      <text:p text:style-name="P7"/>
      <text:list xml:id="list1957344738365120622" text:style-name="L3">
        <text:list-item>
          <text:p text:style-name="P18">Diseño Funcional y desarrollo de módulos de un ERP basado en J2EE y Swing integrado con el ambiente de desarrollo Versata. Envuelto en la arquitectura y el diseño del modelo de negocios. Sectores de Negocios: Comercio Marítimo y Construcción.</text:p>
        </text:list-item>
        <text:list-item>
          <text:p text:style-name="P20">Tecnologías usada: Versata, Java, J2EE</text:p>
          <text:p text:style-name="P20"/>
        </text:list-item>
      </text:list>
      <text:p text:style-name="Predeterminado"><text:span text:style-name="Muy_20_destacado"><text:span text:style-name="T4">BIOTRAC, INC<text:tab/><text:tab/><text:tab/></text:span></text:span></text:p>
      <text:p text:style-name="P2"><text:span text:style-name="Muy_20_destacado"><text:span text:style-name="T9">2001 – 2002 <text:s text:c="3"/><text:tab/><text:tab/></text:span></text:span><text:span text:style-name="Muy_20_destacado"><text:span text:style-name="T6">Ingeniero Electrónico en I + D <text:s text:c="4"/></text:span></text:span><text:span text:style-name="Muy_20_destacado"><text:span text:style-name="T4"><text:tab/><text:tab/><text:tab/><text:tab/><text:tab/> <text:s text:c="10"/></text:span></text:span><text:span text:style-name="Muy_20_destacado"><text:span text:style-name="T6">Miami, EEUU<text:tab/></text:span></text:span></text:p>
      <text:p text:style-name="P7"/>
      <text:list xml:id="list5829035868649370330" text:style-name="L4">
        <text:list-item>
          <text:p text:style-name="P19">Responsable por el rediseño de un Medidor Ambulatorio de Presión Arterial (Aprobado por el FDA). Envuelto en el rediseño del PCB, el diseño de la nueva aplicación de software y la definición de los nuevos protocolos entre el hardware y el software. </text:p>
        </text:list-item>
      </text:list>
      <text:p text:style-name="P7"/>
      <text:p text:style-name="P11">____________________________________________________________________________________________________________</text:p>
      <text:p text:style-name="P4">EDUCACION</text:p>
      <text:p text:style-name="P13"><text:span text:style-name="T3"><text:tab/>Universidad Simón Bolívar (USB) <text:s text:c="6"/></text:span><text:span text:style-name="T1"><text:s text:c="19"/><text:tab/><text:tab/><text:tab/> <text:s text:c="22"/></text:span><text:span text:style-name="T3">Caracas, Venezuela</text:span></text:p>
      <text:p text:style-name="P13"><text:span text:style-name="T3"><text:tab/>Ingeniero Electrónico</text:span><text:span text:style-name="T1"> (Noviembre, 2000) </text:span></text:p>
      <text:p text:style-name="P14"><text:tab/>HONORES: Mención de honor en el proyecto de Tesis.</text:p>
      <text:p text:style-name="P15"><text:tab/><text:tab/><text:tab/>“Transmisión de ECG a través de Internet con plataformas PDA”(Grupo de Bioingeniería y Biofísica Aplicada)</text:p>
      <text:p text:style-name="P12"/>
      <text:p text:style-name="P11">____________________________________________________________________________________________________________</text:p>
      <text:p text:style-name="P4">INFORMACION ADICIONAL</text:p>
      <text:p text:style-name="P6"/>
      <text:list xml:id="list4883599181900024749" text:style-name="L5">
        <text:list-item>
          <text:p text:style-name="P22"><text:bookmark text:name="result_box3"/>Idiomas: Español (Lengua Madre), Ingles (Avanzado) y Alemán (Básico). </text:p>
        </text:list-item>
        <text:list-item>
          <text:p text:style-name="P23"><text:bookmark-start text:name="result_box4"/><text:span text:style-name="T2">Nacionalidades: Venezolano</text:span><text:bookmark-end text:name="result_box4"/><text:span text:style-name="T2"> y Español</text:span></text:p>
        </text:list-item>
      </text:list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Times-Roman" svg:font-family="Times-Roman, 'Times New Roman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es" fo:country="ES" style:font-name-asian="Times New Roman" style:font-size-asian="11pt" style:font-name-complex="Times New Roman" style:font-size-complex="11pt" style:language-complex="ar" style:country-complex="SA"/>
    </style:style>
    <style:style style:name="Heading" style:family="paragraph" style:parent-style-name="Predeterminado" style:next-style-name="Cuerpo_20_de_20_texto" style:class="text">
      <style:paragraph-properties fo:margin-top="0.1665in" fo:margin-bottom="0.0835in" fo:keep-with-next="always" style:text-autospace="none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Cuerpo_20_de_20_texto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Predeterminado" style:class="index">
      <style:paragraph-properties text:number-lines="false" text:line-number="0" style:text-autospace="none"/>
    </style:style>
    <style:style style:name="Predeterminado" style:family="paragraph">
      <style:paragraph-properties fo:orphans="2" fo:widows="2"/>
      <style:text-properties style:use-window-font-color="true" style:font-name="Times New Roman" fo:font-size="10pt" fo:language="en" fo:country="AU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Header" style:family="paragraph" style:parent-style-name="Predeterminado" style:next-style-name="Cuerpo_20_de_20_texto" style:class="extra">
      <style:paragraph-properties fo:margin-top="0.1665in" fo:margin-bottom="0.0835in" fo:keep-with-next="always" style:text-autospace="none"/>
      <style:text-properties style:font-name="Arial" fo:font-size="14pt" style:font-size-asian="14pt" style:font-name-complex="Arial" style:font-size-complex="14pt"/>
    </style:style>
    <style:style style:name="Cuerpo_20_de_20_texto" style:display-name="Cuerpo de texto" style:family="paragraph" style:parent-style-name="Predeterminado">
      <style:paragraph-properties fo:margin-top="0in" fo:margin-bottom="0.0835in" style:text-autospace="none"/>
    </style:style>
    <style:style style:name="Etiqueta" style:family="paragraph" style:parent-style-name="Predeterminado">
      <style:paragraph-properties fo:margin-top="0.0835in" fo:margin-bottom="0.0835in" text:number-lines="false" text:line-number="0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_ff8d_ndice" style:display-name="ﾍndice" style:family="paragraph" style:parent-style-name="Predeterminado">
      <style:paragraph-properties text:number-lines="false" text:line-number="0" style:text-autospace="none"/>
    </style:style>
    <style:style style:name="Epígrafe" style:family="paragraph" style:parent-style-name="Predeterminado">
      <style:paragraph-properties fo:margin-top="0.0835in" fo:margin-bottom="0.0835in" text:number-lines="false" text:line-number="0" style:text-autospace="none"/>
    </style:style>
    <style:style style:name="List_20_Contents" style:display-name="List Contents" style:family="paragraph" style:parent-style-name="Predeterminado" style:class="html">
      <style:paragraph-properties fo:margin-left="0.3937in" fo:margin-right="0in" fo:text-indent="0in" style:auto-text-indent="false" style:text-autospace="none"/>
    </style:style>
    <style:style style:name="WW8Num1z0" style:family="text">
      <style:text-properties fo:language="es" fo:country="ES"/>
    </style:style>
    <style:style style:name="WW8Num1z1" style:family="text">
      <style:text-properties style:font-name="Courier New" style:font-name-asian="Times New Roman" style:font-name-complex="Courier New"/>
    </style:style>
    <style:style style:name="WW8Num1z2" style:family="text">
      <style:text-properties style:font-name="Wingdings" style:font-name-asian="Times New Roman" style:font-name-complex="Wingdings"/>
    </style:style>
    <style:style style:name="WW8Num1z3" style:family="text">
      <style:text-properties style:font-name="Symbol" style:font-name-asian="Times New Roman" style:font-name-complex="Symbol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Courier New" style:font-name-asian="Times New Roman" style:font-name-complex="Courier New"/>
    </style:style>
    <style:style style:name="WW8Num2z2" style:family="text">
      <style:text-properties style:font-name="Wingdings" style:font-name-asian="Times New Roman" style:font-name-complex="Wingdings"/>
    </style:style>
    <style:style style:name="WW8Num2z3" style:family="text">
      <style:text-properties style:font-name="Symbol" style:font-name-asian="Times New Roman" style:font-name-complex="Symbol"/>
    </style:style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>
      <style:text-properties style:font-name="Courier New" style:font-name-asian="Times New Roman" style:font-name-complex="Courier New"/>
    </style:style>
    <style:style style:name="WW8Num3z2" style:family="text">
      <style:text-properties style:font-name="Wingdings" style:font-name-asian="Times New Roman" style:font-name-complex="Wingdings"/>
    </style:style>
    <style:style style:name="WW8Num3z3" style:family="text">
      <style:text-properties style:font-name="Symbol" style:font-name-asian="Times New Roman" style:font-name-complex="Symbol"/>
    </style:style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language="en" fo:country="US" style:font-name-complex="Symbol" style:font-size-complex="12pt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Absatz-Standardschriftart" style:family="text"/>
    <style:style style:name="WW-Absatz-Standardschriftart" style:family="text"/>
    <style:style style:name="Fuente_20_de_20_p疵rafo_20_predeter." style:display-name="Fuente de p疵rafo predeter." style:family="text"/>
    <style:style style:name="Enlace_20_de_20_Internet" style:display-name="Enlace de Internet" style:family="text"/>
    <style:style style:name="Muy_20_destacado" style:display-name="Muy destacado" style:family="text">
      <style:text-properties fo:font-weight="bold" style:font-weight-asian="bold" style:font-weight-complex="bold"/>
    </style:style>
    <style:style style:name="Bullet_20_Symbols" style:display-name="Bullet Symbols" style:family="text"/>
    <style:style style:name="Footnote_20_Symbol" style:display-name="Footnote Symbol" style:family="text"/>
    <style:style style:name="Endnote_20_Symbol" style:display-name="Endnote Symbol" style:family="text"/>
    <style:style style:name="Enlace_20_de_20_Internet_20_ya_20_visitado" style:display-name="Enlace de Internet ya visitado" style:family="text"/>
    <style:style style:name="Definition" style:family="text"/>
    <style:style style:name="Definici_e262_" style:display-name="Definici" style:family="text"/>
    <style:style style:name="Vi_3f_etas" style:display-name="Vi?etas" style:family="text">
      <style:text-properties style:font-name="OpenSymbol" style:font-name-asian="OpenSymbol" style:font-name-complex="OpenSymbol"/>
    </style:style>
    <style:style style:name="Encabezado_20_Car" style:display-name="Encabezado Car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number text:level="2" text:style-name="WW8Num1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WW8Num2z1" style:num-format="1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WW8Num2z2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2z3" style:num-format="1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WW8Num2z4" style:num-format="1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WW8Num2z5" style:num-format="1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WW8Num2z6" style:num-format="1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WW8Num2z7" style:num-format="1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2z8" style:num-format="1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format="1" text:start-value="2008">
        <style:list-level-properties text:list-level-position-and-space-mode="label-alignment">
          <style:list-level-label-alignment text:label-followed-by="listtab" fo:text-indent="-0.3335in" fo:margin-left="0.583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5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5in" fo:margin-bottom="0.3799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Manuel FERNﾁNDEZ GﾓMEZ</dc:title>
    <meta:initial-creator>MFG</meta:initial-creator>
    <meta:creation-date>2016-08-24T22:44:00</meta:creation-date>
    <dc:creator>Papaya Labs</dc:creator>
    <dc:date>2017-10-31T14:53:39</dc:date>
    <meta:print-date>2016-08-24T22:02:00</meta:print-date>
    <meta:editing-cycles>7</meta:editing-cycles>
    <meta:editing-duration>PT32M3S</meta:editing-duration>
    <meta:generator>OpenOffice/4.1.3$Unix OpenOffice.org_project/413m1$Build-9783</meta:generator>
    <meta:document-statistic meta:table-count="0" meta:image-count="0" meta:object-count="0" meta:page-count="1" meta:paragraph-count="30" meta:word-count="249" meta:character-count="2202"/>
  </office:meta>
</office:document-meta>
</file>